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style:font-name="Noto Sans"/>
    </style:style>
    <style:style style:name="P3" style:family="paragraph" style:parent-style-name="Heading_20_1">
      <style:text-properties style:font-name="Noto Sans"/>
    </style:style>
    <style:style style:name="P4" style:family="paragraph" style:parent-style-name="Heading_20_2">
      <style:text-properties style:font-name="Noto Sans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font-name="Noto Sans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Noto Sans" fo:font-weight="bold" style:font-weight-asian="bold" style:font-weight-complex="bold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style:font-name="Noto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how-to-use-gutter-fold-layout"/>How to use gutter fold layout<text:bookmark-end text:name="how-to-use-gutter-fold-layout"/></text:h>
      <text:h text:style-name="P4" text:outline-level="2"><text:bookmark-start text:name="prepare"/>Prepare:<text:bookmark-end text:name="prepare"/></text:h>
      <text:list xml:id="list1101987879" text:style-name="L1">
        <text:list-item>
          <text:p text:style-name="P5"><text:span text:style-name="T1">steel ruler</text:span> (not aluminum)</text:p>
        </text:list-item>
        <text:list-item>
          <text:p text:style-name="P6">crafting knife</text:p>
        </text:list-item>
        <text:list-item>
          <text:p text:style-name="P5">sticky photo paper <text:span text:style-name="T1">OR</text:span> normal photo (or linen) paper and glue stick</text:p>
        </text:list-item>
        <text:list-item>
          <text:p text:style-name="P5"><text:span text:style-name="T1">card stock</text:span> 130-260 (adjust to photo paper thickness and lacquer stiffness)</text:p>
        </text:list-item>
        <text:list-item>
          <text:p text:style-name="P5">optionally - <text:span text:style-name="T1">transparent acrylic lacquer</text:span> (car lacquer works good)</text:p>
        </text:list-item>
      </text:list>
      <text:h text:style-name="P4" text:outline-level="2"><text:bookmark-start text:name="how-to"/>How-to:<text:bookmark-end text:name="how-to"/></text:h>
      <text:list xml:id="list2054445033" text:style-name="L2">
        <text:list-item>
          <text:p text:style-name="P7">Print all pages.</text:p>
        </text:list-item>
        <text:list-item>
          <text:p text:style-name="P7"><text:span text:style-name="T2">Optionally</text:span> cover them with lacquer.</text:p>
        </text:list-item>
        <text:list-item>
          <text:p text:style-name="P7">Using ruler and back of your knife make a dent on central folding line, so it will be easier to fold.</text:p>
        </text:list-item>
        <text:list-item>
          <text:p text:style-name="P7">Fold paper.</text:p>
        </text:list-item>
        <text:list-item>
          <text:p text:style-name="P7">Glue card stock on the bottom part of the page <text:span text:style-name="T1">2-3mm</text:span> from folding line.</text:p>
        </text:list-item>
        <text:list-item>
          <text:p text:style-name="P7">Glue upper part of paper by folding it.</text:p>
        </text:list-item>
        <text:list-item>
          <text:p text:style-name="P7">Cut longer lines first, but only from cutting mark to cutting mark, never cut whole page.</text:p>
        </text:list-item>
        <text:list-item>
          <text:p text:style-name="P7">Cut shorter lines.</text:p>
        </text:list-item>
      </text:list>
      <text:p text:style-name="P2">Don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generator>LibreOffice/7.0.1.2$Linux_X86_64 LibreOffice_project/00$Build-2</meta:generator>
    <meta:creation-date>2020-12-01T20:32:39Z</meta:creation-date>
    <dc:date>2020-12-01T22:17:06.363634333</dc:date>
    <meta:editing-duration>PT5M39S</meta:editing-duration>
    <meta:editing-cycles>6</meta:editing-cycles>
    <meta:document-statistic meta:table-count="0" meta:image-count="0" meta:object-count="0" meta:page-count="1" meta:paragraph-count="17" meta:word-count="132" meta:character-count="695" meta:non-whitespace-character-count="593"/>
  </office:meta>
</office:document-meta>
</file>